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df2a3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df2a3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X</text:span></text:p>
      <text:p text:style-name="P2"><text:span text:style-name="T4">Евгений остановился у здания, опираясь на трость. Наконец, очнувшись, Маша резко отпрянула от монитора и подошла к ноутбуку. </text:span></text:p>
      <text:p text:style-name="P2"><text:span text:style-name="T4">–Объясните, пожалуйста, товарищу, что он зря пришел сюда. </text:span></text:p>
      <text:p text:style-name="P2"><text:span text:style-name="T4">–Ликвидировать его, Мария Юрьевна? </text:span></text:p>
      <text:p text:style-name="P2"><text:span text:style-name="T4">–Нет. Привести его живым. Я хочу поговорить с этим пижоном. </text:span></text:p>
      <text:p text:style-name="P2"><text:span text:style-name="T4">Осмотревшись по сторонам и установив, где установлены камеры, Евгений направил трость на одну из них. На конце трости разложился небольшой зацеп, который резко вылетел, прикрепляясь к одной из камер, после чего из него во все стороны по направлениям других камер разлетелись тросы с такими же зацепами. Послышался легкий треск и камеры повисли вниз, дымясь. </text:span></text:p>
      <text:p text:style-name="P2"><text:span text:style-name="T4">–Что он творит?! – крикнул Алексей.</text:span></text:p>
      <text:p text:style-name="P2"><text:span text:style-name="T4">–Камеры вырубает, что непонятного! – ответила Мария. </text:span></text:p>
      <text:p text:style-name="P2"><text:span text:style-name="T4">–Стыковка кольца завершена на 78 процентов, – сказал Максим. </text:span></text:p>
      <text:p text:style-name="P2"><text:span text:style-name="T4">Тем временем двери офиса распахнулись, и оттуда вышла группа людей с автоматами, направляясь к Евгению. Тот совершенно спокойно повернул верхнюю часть трости. На конце ее выдвинулся небольшой наконечник, который в следующее мгновение разложился в диск пилы и с монотонным шумом начал быстро вращаться. В одно движение автоматы были порезаны напополам, а Евгений невозмутимо стоял с тростью.</text:span></text:p>
      <text:p text:style-name="P2"><text:span text:style-name="T4">–Предлагаю драться честно! И вообще, где ваши манеры, господа?</text:span></text:p>
      <text:p text:style-name="P2"><text:span text:style-name="T4">–Пофиг на приказ! – крикнул один из них, выхватывая пистолет и делая в Евгения несколько выстрелов. </text:span></text:p>
      <text:p text:style-name="P2"><text:soft-page-break/><text:span text:style-name="T4">Тот лишь улыбнулся, отряхнул костюм и направил на того трость. Всех ослепила яркая вспышка света, и яркий заряд чистой плазменной энергии попал в охрану, откидывая их в разные стороны. Те лежали, поджимая ноги к груди и держась за головы руками. Сзади на Евгения бежал еще один человек с ножом, но тот, даже не оборачиваясь, ловко поднял трость, дав ему по лбу так, что тот отлетел. Покачав головой, агент невозмутимо направился к входу. Разложив крюк на трости, он ловко запустил ее в темный проем и в одно движение вытянул оттуда еще одного ошеломленного охранника. </text:span></text:p>
      <text:p text:style-name="P2"><text:span text:style-name="T4">–Ты чего такой напуганный? Держи, примерь, старина, – сказал Евгений, надевая на него цилиндр. В тот же момент человек оказался окутан сетью и рухнул на землю. Евгений осторожно поднял шляпу и, надев на голову, направился внутрь. Сразу после этого вокруг офиса начали группироваться люди с оружием, оцепляя вход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2:30.937000000</meta:creation-date>
    <dc:date>2022-05-15T19:52:50.998000000</dc:date>
    <meta:editing-duration>PT20S</meta:editing-duration>
    <meta:editing-cycles>1</meta:editing-cycles>
    <meta:document-statistic meta:table-count="0" meta:image-count="0" meta:object-count="0" meta:page-count="2" meta:paragraph-count="14" meta:word-count="334" meta:character-count="2220" meta:non-whitespace-character-count="1885"/>
    <meta:generator>LibreOffice/7.2.2.2$Windows_X86_64 LibreOffice_project/02b2acce88a210515b4a5bb2e46cbfb63fe97d56</meta:generator>
  </office:meta>
</office:document-meta>
</file>